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item>
          <text:p><text:a xlink:type="simple" xlink:href="https://crates.io/crates/numerals">numerals</text:a></text:p>
        </text:list-item>
        <text:list-item>
          <text:p><text:a xlink:type="simple" xlink:href="https://crates.io/crates/syntect">syntect</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 So</text:p>
      <text:p text:style-name="Text_20_Body">@ Beginning
</text:p>
      <text:p text:style-name="Text_20_body">is equivalent to</text:p>
      <text:p text:style-name="Text_20_Body">@+ some_file.md
</text:p>
      <text:p text:style-name="Text_20_body">with <text:span text:style-name="Preformatted_20_Text">some_file.md</text:span> containing only a title:</text:p>
      <text:p text:style-name="Text_20_Body"># Beginning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specify if and how to perform syntax highlighting for code blocks. Default value is <text:span text:style-name="Preformatted_20_Text">highlight.js</text:span>; this will use <text:a xlink:type="simple" xlink:href="https://highlightjs.org/"><text:span text:style-name="Preformatted_20_Text">highlight.js</text:span></text:a> for HTML rendering, and will not perform any syntax highlighting for other output formats. Other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is still experimental in Crowbook.</text:p></text:list-item><text:list-item>
<text:p><text:span text:style-name="Preformatted_20_Text">none</text:span>: disable syntax highlighting.</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mplate</text:span> and <text:span text:style-name="Preformatted_20_Text">rendering.part.template</text:span>: the strings that will be used for chapter and part titles. It is possible to include Markdown formatting in this template, but it isn’t advised, because it might cause problems for some formats (e.g. your EPUB file might not be correct anymore).</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item>
          <text:p><text:span text:style-name="Preformatted_20_Text">html.highlight.theme</text:span>: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loc_part}}} {{{number}}}”</text:span></text:p></text:list-item><text:list-item>
<text:p>Naming scheme of part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